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08400000033C239D25504393B33.png" manifest:media-type="image/png"/>
  <manifest:file-entry manifest:full-path="Pictures/10000000000005DC000003555C5261CD62799B0E.jpg" manifest:media-type="image/jpeg"/>
  <manifest:file-entry manifest:full-path="Pictures/10000000000005CD0000034319DAF9C44BEF4BC5.jpg" manifest:media-type="image/jpeg"/>
  <manifest:file-entry manifest:full-path="Pictures/10001BF800000DB1000005434042A93E37A24C75.emf" manifest:media-type="image/x-emf"/>
  <manifest:file-entry manifest:full-path="Pictures/10001BB00000111100000A85D66DB84E870FEAFD.emf" manifest:media-type="image/x-emf"/>
  <manifest:file-entry manifest:full-path="Pictures/10000201000000A50000006661353672E9658C9B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rial2" svg:font-family="Arial"/>
    <style:font-face style:name="Calibri1" svg:font-family="Calibri"/>
    <style:font-face style:name="ヒラギノ角ゴ ProN W31" svg:font-family="'ヒラギノ角ゴ ProN W3'"/>
    <style:font-face style:name="Arial1" svg:font-family="Arial" style:font-pitch="variable"/>
    <style:font-face style:name="Calibri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1" svg:font-family="'Noto Sans CJK SC'" style:font-pitch="variable"/>
    <style:font-face style:name="ヒラギノ角ゴ ProN W3" svg:font-family="'ヒラギノ角ゴ ProN W3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26cm" draw:stroke-linejoin="round" svg:stroke-linecap="butt" draw:fill="solid" draw:fill-color="#fffff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20_Slide-title" style:list-style-name="L2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-title" style:list-style-name="L2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6" style:family="presentation" style:parent-style-name="Default-title" style:list-style-name="L2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Default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Default-notes">
      <style:graphic-properties draw:fill-color="#ffffff" fo:min-height="13.364cm"/>
      <style:paragraph-properties style:writing-mode="lr-tb"/>
    </style:style>
    <style:style style:name="pr9" style:family="presentation" style:parent-style-name="Picture_20_with_20_Caption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00a6d6" style:text-line-through-style="none" style:text-line-through-type="none" style:text-position="0% 100%" style:font-name="Arial2" fo:font-size="72pt" fo:letter-spacing="normal" fo:font-style="normal" style:text-underline-style="none" fo:font-weight="normal" style:font-size-asian="72pt" style:font-style-asian="normal" style:font-weight-asian="normal" style:font-name-complex="Arial2" style:font-size-complex="72pt" style:font-style-complex="normal" style:font-weight-complex="normal" fo:hyphenate="false"/>
    </style:style>
    <style:style style:name="P3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 fo:hyphenate="false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00a6d6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name-complex="Arial2" style:font-size-complex="36pt" style:font-style-complex="normal" style:font-weight-complex="normal" fo:hyphenate="false"/>
    </style:style>
    <style:style style:name="P7" style:family="paragraph">
      <loext:graphic-properties draw:fill="none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 fo:hyphenate="false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a6d6" style:text-line-through-style="none" style:text-line-through-type="none" style:text-position="0% 100%" style:font-name="Arial2" fo:font-size="72pt" fo:letter-spacing="normal" fo:font-style="normal" style:text-underline-style="none" fo:font-weight="normal" style:font-size-asian="72pt" style:font-style-asian="normal" style:font-weight-asian="normal" style:font-name-complex="Arial2" style:font-size-complex="7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3" style:family="text">
      <style:text-properties fo:font-variant="normal" fo:text-transform="none" fo:color="#00a6d6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normal" style:font-name-asian="ヒラギノ角ゴ ProN W31" style:font-size-asian="36pt" style:font-style-asian="normal" style:font-weight-asian="normal" style:font-name-complex="Arial2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fo:color="#00a6d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2" fo:color="#00a6d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18.271cm" svg:height="6.096cm" svg:x="5.223cm" svg:y="1.404cm" presentation:class="title" presentation:user-transformed="true">
          <draw:text-box>
            <text:p text:style-name="P1"><text:span text:style-name="T1">Elastic Gang Scheduling Scalability Analysis</text:span></text:p>
          </draw:text-box>
        </draw:frame>
        <draw:frame draw:name="Subtitle 2" presentation:style-name="pr2" draw:text-style-name="P4" draw:layer="layout" svg:width="16.366cm" svg:height="3.65cm" svg:x="5.223cm" svg:y="8.096cm" presentation:class="subtitle" presentation:user-transformed="true">
          <draw:text-box>
            <text:p text:style-name="P3"><text:span text:style-name="T2">Joan Marcè i Igua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6" draw:layer="layout" svg:width="19.739cm" svg:height="2.38cm" svg:x="4.898cm" svg:y="0.572cm" presentation:class="title" presentation:user-transformed="true">
          <draw:text-box>
            <text:p text:style-name="P1"><text:span text:style-name="T3">Problem description</text:span></text:p>
          </draw:text-box>
        </draw:frame>
        <draw:frame draw:style-name="standard" draw:layer="layout" svg:width="50.799cm" svg:height="28.574cm" svg:x="0cm" svg:y="-7.143cm">
          <draw:plugin xlink:href="../images/videos/drawing_2019_12_17/1080p60/GangAnimation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1">
        <draw:frame draw:name="Title 1" presentation:style-name="pr6" draw:text-style-name="P6" draw:layer="layout" svg:width="19.695cm" svg:height="2.38cm" svg:x="4.923cm" svg:y="0.572cm" presentation:class="title" presentation:placeholder="true" presentation:user-transformed="true">
          <draw:text-box/>
        </draw:frame>
        <draw:frame draw:name="Content Placeholder 2" presentation:style-name="pr7" draw:text-style-name="P7" draw:layer="layout" svg:width="19.695cm" svg:height="10.042cm" svg:x="4.923cm" svg:y="3.33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7cm" svg:height="11.136cm" svg:x="0.601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cture_20_with_20_Caption">
        <draw:frame draw:name="Picture Placeholder 5" draw:style-name="gr2" draw:text-style-name="P8" draw:layer="layout" svg:width="25.669cm" svg:height="14.429cm" svg:x="-0.16cm" svg:y="-0.08cm">
          <draw:image xlink:href="Pictures/10000000000005CD0000034319DAF9C44BEF4BC5.jpg" xlink:type="simple" xlink:show="embed" xlink:actuate="onLoad" loext:mime-type="image/jpeg">
            <text:p/>
          </draw:image>
        </draw:frame>
        <draw:custom-shape draw:name="Rectangle 3" draw:style-name="gr3" draw:text-style-name="P9" draw:layer="layout" svg:width="13.2cm" svg:height="2.131cm" svg:x="-0.34cm" svg:y="-0.1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4" draw:text-style-name="P11" draw:layer="layout" svg:width="11.454cm" svg:height="1.775cm" svg:x="2.833cm" svg:y="0.224cm">
          <text:p text:style-name="P10"><text:span text:style-name="T4">Insert a pictur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Afbeelding 8" draw:style-name="gr2" draw:text-style-name="P8" draw:layer="layout" svg:width="3.066cm" svg:height="1.195cm" svg:x="0.58cm" svg:y="12.542cm">
          <draw:image xlink:href="Pictures/10001BF800000DB1000005434042A93E37A24C75.emf" xlink:type="simple" xlink:show="embed" xlink:actuate="onLoad" loext:mime-type="image/x-emf">
            <text:p/>
          </draw:image>
          <draw:image xlink:href="Pictures/100002010000008400000033C239D25504393B33.png" xlink:type="simple" xlink:show="embed" xlink:actuate="onLoad" loext:mime-type="image/png"/>
          <svg:desc>TUDelft_LogoZWART.eps</svg:desc>
        </draw:frame>
        <presentation:notes draw:style-name="dp2">
          <draw:page-thumbnail draw:style-name="gr1" draw:layer="layout" svg:width="19.797cm" svg:height="11.136cm" svg:x="0.601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cture_20_with_20_Caption">
        <draw:frame draw:name="Picture Placeholder 5" draw:style-name="gr2" draw:text-style-name="P8" draw:layer="layout" svg:width="25.399cm" svg:height="14.449cm" svg:x="0cm" svg:y="-0.1cm">
          <draw:image xlink:href="Pictures/10000000000005DC000003555C5261CD62799B0E.jpg" xlink:type="simple" xlink:show="embed" xlink:actuate="onLoad" loext:mime-type="image/jpeg">
            <text:p/>
          </draw:image>
          <svg:desc>_LNS3501.jpg</svg:desc>
        </draw:frame>
        <draw:custom-shape draw:name="Rectangle 3" draw:style-name="gr3" draw:text-style-name="P9" draw:layer="layout" svg:width="13.2cm" svg:height="2.131cm" svg:x="-0.34cm" svg:y="-0.1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4" draw:text-style-name="P11" draw:layer="layout" svg:width="11.454cm" svg:height="1.775cm" svg:x="2.833cm" svg:y="0.224cm">
          <text:p text:style-name="P10"><text:span text:style-name="T4">Insert a pictur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8" draw:layer="layout" svg:width="3.801cm" svg:height="2.341cm" svg:x="0.279cm" svg:y="12.193cm">
          <draw:image xlink:href="Pictures/10001BB00000111100000A85D66DB84E870FEAFD.emf" xlink:type="simple" xlink:show="embed" xlink:actuate="onLoad" loext:mime-type="image/x-emf">
            <text:p/>
          </draw:image>
          <draw:image xlink:href="Pictures/10000201000000A50000006661353672E9658C9B.png" xlink:type="simple" xlink:show="embed" xlink:actuate="onLoad" loext:mime-type="image/png"/>
          <svg:desc>TU_P5#white.eps</svg:desc>
        </draw:frame>
        <presentation:notes draw:style-name="dp2">
          <draw:page-thumbnail draw:style-name="gr1" draw:layer="layout" svg:width="19.797cm" svg:height="11.136cm" svg:x="0.601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2" svg:font-family="Arial"/>
    <style:font-face style:name="Calibri1" svg:font-family="Calibri"/>
    <style:font-face style:name="ヒラギノ角ゴ ProN W31" svg:font-family="'ヒラギノ角ゴ ProN W3'"/>
    <style:font-face style:name="Arial1" svg:font-family="Arial" style:font-pitch="variable"/>
    <style:font-face style:name="Calibri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1" svg:font-family="'Noto Sans CJK SC'" style:font-pitch="variable"/>
    <style:font-face style:name="ヒラギノ角ゴ ProN W3" svg:font-family="'ヒラギノ角ゴ ProN W3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en" style:country-asian="US" style:font-style-asian="normal" style:font-weight-asian="normal" style:font-name-complex="Arial2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Arial2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en" style:country-asian="US" style:font-style-asian="normal" style:font-weight-asian="normal" style:font-name-complex="Arial2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Arial2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en" style:country-asian="US" style:font-style-asian="normal" style:font-weight-asian="normal" style:font-name-complex="Arial2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Arial2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shrink-to-fit" style:shrink-to-fit="true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en" style:country-asian="US" style:font-style-asian="normal" style:font-weight-asian="normal" style:font-name-complex="Arial2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-outline2" style:display-name="Picture with Caption-outline2" style:family="presentation" style:parent-style-name="Picture_20_with_20_Caption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size-complex="24pt" style:font-style-complex="normal" style:font-weight-complex="normal" fo:hyphenate="false"/>
    </style:style>
    <style:style style:name="Picture_20_with_20_Caption-outline3" style:display-name="Picture with Caption-outline3" style:family="presentation" style:parent-style-name="Picture_20_with_20_Caption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 fo:hyphenate="false"/>
    </style:style>
    <style:style style:name="Picture_20_with_20_Caption-outline4" style:display-name="Picture with Caption-outline4" style:family="presentation" style:parent-style-name="Picture_20_with_20_Caption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 fo:hyphenate="false"/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Arial2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5" style:family="graphic" style:parent-style-name="standard">
      <style:graphic-properties draw:stroke="none" svg:stroke-width="0.026cm" draw:stroke-linejoin="miter" draw:fill="solid" draw:fill-color="#00a6d6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Defaul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Picture_20_with_20_Cap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8" style:family="paragraph">
      <loext:graphic-properties draw:fill="solid" draw:fill-color="#00a6d6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72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a6d6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MT3" style:family="text">
      <style:text-properties fo:font-variant="normal" fo:text-transform="none" fo:color="#00a6d6" style:text-line-through-style="none" style:text-line-through-type="none" style:text-position="0% 100%" style:font-name="Arial2" fo:font-size="72pt" fo:letter-spacing="normal" fo:font-style="normal" style:text-underline-style="none" fo:font-weight="normal" style:font-size-asian="72pt" style:font-style-asian="normal" style:font-weight-asian="normal" style:font-name-complex="Arial2" style:font-size-complex="72pt" style:font-style-complex="normal" style:font-weight-complex="normal"/>
    </style:style>
    <style:style style:name="MT4" style:family="text">
      <style:text-properties fo:font-variant="normal" fo:text-transform="none" fo:color="#00a6d6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name-complex="Arial2" style:font-size-complex="3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3" draw:style-name="Mgr3" draw:text-style-name="MP5" draw:layer="backgroundobjects" svg:width="3.801cm" svg:height="1.756cm" svg:x="0.279cm" svg:y="12.726cm">
        <draw:image xlink:href="Pictures/10001BB00000111100000A85D66DB84E870FEAFD.emf" xlink:type="simple" xlink:show="embed" xlink:actuate="onLoad" loext:mime-type="image/x-emf">
          <text:p/>
        </draw:image>
        <draw:image xlink:href="Pictures/10000201000000A50000006661353672E9658C9B.png" xlink:type="simple" xlink:show="embed" xlink:actuate="onLoad" loext:mime-type="image/png"/>
        <svg:desc>TU_P5#white.eps</svg:desc>
      </draw:frame>
      <draw:custom-shape draw:name="Slide Number Placeholder 5" draw:style-name="Mgr4" draw:text-style-name="MP7" draw:layer="backgroundobjects" svg:width="6.433cm" svg:height="0.76cm" svg:x="18.477cm" svg:y="13.377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8" draw:style-name="Mgr5" draw:text-style-name="MP8" draw:layer="backgroundobjects" svg:width="4.378cm" svg:height="14.30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3" draw:text-style-name="MP5" draw:layer="backgroundobjects" svg:width="3.801cm" svg:height="2.341cm" svg:x="0.279cm" svg:y="12.193cm">
        <draw:image xlink:href="Pictures/10001BB00000111100000A85D66DB84E870FEAFD.emf" xlink:type="simple" xlink:show="embed" xlink:actuate="onLoad" loext:mime-type="image/x-emf">
          <text:p/>
        </draw:image>
        <draw:image xlink:href="Pictures/10000201000000A50000006661353672E9658C9B.png" xlink:type="simple" xlink:show="embed" xlink:actuate="onLoad" loext:mime-type="image/png"/>
        <svg:desc>TU_P5#white.eps</svg:desc>
      </draw:frame>
      <draw:frame draw:name="Title 1" presentation:style-name="Mpr1" draw:text-style-name="MP10" draw:layer="backgroundobjects" svg:width="20.181cm" svg:height="6.192cm" svg:x="5.006cm" svg:y="1.715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3" draw:style-name="Mgr3" draw:text-style-name="MP5" draw:layer="backgroundobjects" svg:width="3.801cm" svg:height="1.756cm" svg:x="0.279cm" svg:y="12.726cm">
        <draw:image xlink:href="Pictures/10001BB00000111100000A85D66DB84E870FEAFD.emf" xlink:type="simple" xlink:show="embed" xlink:actuate="onLoad" loext:mime-type="image/x-emf">
          <text:p/>
        </draw:image>
        <draw:image xlink:href="Pictures/10000201000000A50000006661353672E9658C9B.png" xlink:type="simple" xlink:show="embed" xlink:actuate="onLoad" loext:mime-type="image/png"/>
        <svg:desc>TU_P5#white.eps</svg:desc>
      </draw:frame>
      <draw:custom-shape draw:name="Slide Number Placeholder 5" draw:style-name="Mgr4" draw:text-style-name="MP7" draw:layer="backgroundobjects" svg:width="6.433cm" svg:height="0.76cm" svg:x="18.477cm" svg:y="13.377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8" draw:style-name="Mgr5" draw:text-style-name="MP8" draw:layer="backgroundobjects" svg:width="4.378cm" svg:height="14.30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3" draw:text-style-name="MP5" draw:layer="backgroundobjects" svg:width="3.801cm" svg:height="2.341cm" svg:x="0.279cm" svg:y="12.193cm">
        <draw:image xlink:href="Pictures/10001BB00000111100000A85D66DB84E870FEAFD.emf" xlink:type="simple" xlink:show="embed" xlink:actuate="onLoad" loext:mime-type="image/x-emf">
          <text:p/>
        </draw:image>
        <draw:image xlink:href="Pictures/10000201000000A50000006661353672E9658C9B.png" xlink:type="simple" xlink:show="embed" xlink:actuate="onLoad" loext:mime-type="image/png"/>
        <svg:desc>TU_P5#white.eps</svg:desc>
      </draw:frame>
      <draw:frame draw:name="Title 1" presentation:style-name="Mpr4" draw:text-style-name="MP11" draw:layer="backgroundobjects" svg:width="19.739cm" svg:height="2.38cm" svg:x="4.898cm" svg:y="0.572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draw:name="Content Placeholder 2" presentation:style-name="Mpr5" draw:text-style-name="MP14" draw:layer="backgroundobjects" svg:width="19.739cm" svg:height="9.683cm" svg:x="4.898cm" svg:y="3.334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and_20_Content-title" draw:layer="backgroundobjects" svg:width="19.797cm" svg:height="11.136cm" svg:x="0.601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Slide Number Placeholder 5" draw:style-name="Mgr4" draw:text-style-name="MP7" draw:layer="backgroundobjects" svg:width="6.433cm" svg:height="0.76cm" svg:x="18.477cm" svg:y="13.377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Afbeelding 8" draw:style-name="Mgr3" draw:text-style-name="MP5" draw:layer="backgroundobjects" svg:width="3.066cm" svg:height="1.195cm" svg:x="0.58cm" svg:y="12.542cm">
        <draw:image xlink:href="Pictures/10001BF800000DB1000005434042A93E37A24C75.emf" xlink:type="simple" xlink:show="embed" xlink:actuate="onLoad" loext:mime-type="image/x-emf">
          <text:p/>
        </draw:image>
        <draw:image xlink:href="Pictures/100002010000008400000033C239D25504393B33.png" xlink:type="simple" xlink:show="embed" xlink:actuate="onLoad" loext:mime-type="image/png"/>
        <svg:desc>TUDelft_LogoZWART.eps</svg:desc>
      </draw:frame>
      <draw:frame draw:name="Title 1" presentation:style-name="Mpr8" draw:text-style-name="MP11" draw:layer="backgroundobjects" svg:width="19.695cm" svg:height="2.38cm" svg:x="4.923cm" svg:y="0.572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draw:name="Content Placeholder 2" presentation:style-name="Mpr9" draw:text-style-name="MP14" draw:layer="backgroundobjects" svg:width="19.695cm" svg:height="10.042cm" svg:x="4.923cm" svg:y="3.334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5"><text:span text:style-name="MT7">Fourth level</text:span></text:p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" draw:text-style-name="MP17" draw:layer="backgroundobjects" svg:width="5.926cm" svg:height="0.76cm" svg:x="1.27cm" svg:y="13.242cm" presentation:class="date-time" presentation:user-transformed="true">
        <draw:text-box>
          <text:p text:style-name="MP16"><text:span text:style-name="MT8"><text:date style:data-style-name="D1" text:date-value="2019-12-13">13/12/19</text:date></text:span></text:p>
        </draw:text-box>
      </draw:frame>
      <draw:frame draw:name="Footer Placeholder 4" presentation:style-name="Mpr10" draw:text-style-name="MP17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10" draw:text-style-name="MP17" draw:layer="backgroundobjects" svg:width="5.926cm" svg:height="0.76cm" svg:x="18.203cm" svg:y="13.242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7cm" svg:height="11.136cm" svg:x="0.601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draw:custom-shape draw:name="Slide Number Placeholder 5" draw:style-name="Mgr4" draw:text-style-name="MP7" draw:layer="backgroundobjects" svg:width="6.433cm" svg:height="0.76cm" svg:x="18.477cm" svg:y="13.377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Afbeelding 8" draw:style-name="Mgr3" draw:text-style-name="MP5" draw:layer="backgroundobjects" svg:width="3.066cm" svg:height="1.195cm" svg:x="0.58cm" svg:y="12.542cm">
        <draw:image xlink:href="Pictures/10001BF800000DB1000005434042A93E37A24C75.emf" xlink:type="simple" xlink:show="embed" xlink:actuate="onLoad" loext:mime-type="image/x-emf">
          <text:p/>
        </draw:image>
        <draw:image xlink:href="Pictures/100002010000008400000033C239D25504393B33.png" xlink:type="simple" xlink:show="embed" xlink:actuate="onLoad" loext:mime-type="image/png"/>
        <svg:desc>TUDelft_LogoZWART.eps</svg:desc>
      </draw:frame>
      <draw:frame draw:name="Picture Placeholder 2" presentation:style-name="Picture_20_with_20_Caption-outline1" draw:layer="backgroundobjects" svg:width="25.399cm" svg:height="14.286cm" svg:x="0cm" svg:y="0cm" presentation:class="outline" presentation:placeholder="true" presentation:user-transformed="true">
        <draw:text-box/>
      </draw:frame>
      <draw:frame presentation:style-name="Picture_20_with_20_Caption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Picture_20_with_20_Caption-title" draw:layer="backgroundobjects" svg:width="19.797cm" svg:height="11.136cm" svg:x="0.601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dc:title>TU Delft</dc:title>
    <meta:editing-cycles>4</meta:editing-cycles>
    <meta:creation-date>2019-12-12T17:12:10.824832399</meta:creation-date>
    <meta:editing-duration>PT6M43S</meta:editing-duration>
    <meta:generator>LibreOffice/6.3.4.2.0$Linux_X86_64 LibreOffice_project/1e2df71cb6a569bbaaffb70308950743964880ae</meta:generator>
    <dc:date>2019-12-13T17:25:04.768368371</dc:date>
    <meta:document-statistic meta:object-count="81"/>
    <meta:user-defined meta:name="AppVersion">15.0032</meta:user-defined>
    <meta:user-defined meta:name="Company">TU Delf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template xlink:type="simple" xlink:actuate="onRequest" xlink:title="TU Delft" xlink:href="../../../../../../../snap/libreoffice/160/.config/libreoffice/4/user/template/TU%20Delft.otp" meta:date="2019-12-12T17:12:10.330490020"/>
  </office:meta>
</office:document-meta>
</file>